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4130bb"/>
    </style:style>
    <style:style style:name="P4" style:family="paragraph" style:parent-style-name="Standard">
      <style:text-properties officeooo:rsid="0056ece6" officeooo:paragraph-rsid="0057e000"/>
    </style:style>
    <style:style style:name="P5" style:family="paragraph" style:parent-style-name="Standard">
      <style:text-properties fo:font-style="normal" officeooo:rsid="0057e000" officeooo:paragraph-rsid="004130bb" style:font-style-asian="normal" style:font-style-complex="normal"/>
    </style:style>
    <style:style style:name="P6" style:family="paragraph" style:parent-style-name="Text_20_body">
      <style:paragraph-properties fo:margin-top="0in" fo:margin-bottom="0in" loext:contextual-spacing="false"/>
      <style:text-properties officeooo:paragraph-rsid="004130bb"/>
    </style:style>
    <style:style style:name="P7" style:family="paragraph" style:parent-style-name="Text_20_body">
      <style:paragraph-properties fo:margin-top="0in" fo:margin-bottom="0in" loext:contextual-spacing="false"/>
      <style:text-properties officeooo:rsid="0044c721" officeooo:paragraph-rsid="0044c721"/>
    </style:style>
    <style:style style:name="P8" style:family="paragraph" style:parent-style-name="Standard">
      <style:text-properties officeooo:paragraph-rsid="005ad164"/>
    </style:style>
    <style:style style:name="P9" style:family="paragraph" style:parent-style-name="Text_20_body" style:list-style-name="L1">
      <style:paragraph-properties fo:margin-top="0in" fo:margin-bottom="0in" loext:contextual-spacing="false"/>
      <style:text-properties officeooo:paragraph-rsid="005ad164"/>
    </style:style>
    <style:style style:name="T1" style:family="text">
      <style:text-properties officeooo:rsid="000daaba"/>
    </style:style>
    <style:style style:name="T2" style:family="text">
      <style:text-properties fo:font-style="normal" style:font-style-asian="normal" style:font-style-complex="normal"/>
    </style:style>
    <style:style style:name="T3" style:family="text">
      <style:text-properties fo:font-style="normal" officeooo:rsid="003a73e7" style:font-style-asian="normal" style:font-style-complex="normal"/>
    </style:style>
    <style:style style:name="T4" style:family="text">
      <style:text-properties fo:font-style="normal" officeooo:rsid="004130bb" style:font-style-asian="normal" style:font-style-complex="normal"/>
    </style:style>
    <style:style style:name="T5" style:family="text">
      <style:text-properties fo:font-style="normal" officeooo:rsid="0057e000" style:font-style-asian="normal" style:font-style-complex="normal"/>
    </style:style>
    <style:style style:name="T6" style:family="text">
      <style:text-properties fo:font-size="12pt" fo:font-style="normal" fo:font-weight="normal" officeooo:rsid="003a73e7" style:font-size-asian="12pt" style:font-style-asian="normal" style:font-weight-asian="normal" style:font-size-complex="12pt" style:font-style-complex="normal" style:font-weight-complex="normal"/>
    </style:style>
    <style:style style:name="T7" style:family="text">
      <style:text-properties fo:font-size="12pt" fo:font-style="normal" fo:font-weight="normal" officeooo:rsid="0056ece6" style:font-size-asian="12pt" style:font-style-asian="normal" style:font-weight-asian="normal" style:font-size-complex="12pt" style:font-style-complex="normal" style:font-weight-complex="normal"/>
    </style:style>
    <style:style style:name="T8" style:family="text">
      <style:text-properties fo:font-size="12pt" fo:font-style="normal" fo:font-weight="normal" officeooo:rsid="00586495" style:font-size-asian="12pt" style:font-style-asian="normal" style:font-weight-asian="normal" style:font-size-complex="12pt" style:font-style-complex="normal" style:font-weight-complex="normal"/>
    </style:style>
    <style:style style:name="T9" style:family="text">
      <style:text-properties fo:font-size="12pt" fo:font-style="normal" fo:font-weight="normal" officeooo:rsid="005888dd"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5ad164" style:font-size-asian="12pt" style:font-style-asian="normal" style:font-weight-asian="normal" style:font-size-complex="12pt" style:font-style-complex="normal" style:font-weight-complex="normal"/>
    </style:style>
    <style:style style:name="T11" style:family="text">
      <style:text-properties officeooo:rsid="004130bb"/>
    </style:style>
    <style:style style:name="T12" style:family="text">
      <style:text-properties officeooo:rsid="0050f657"/>
    </style:style>
    <style:style style:name="T13" style:family="text">
      <style:text-properties officeooo:rsid="0057e000"/>
    </style:style>
    <style:style style:name="T14" style:family="text">
      <style:text-properties officeooo:rsid="005888dd"/>
    </style:style>
    <style:style style:name="T15" style:family="text">
      <style:text-properties officeooo:rsid="005ad164"/>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5">DAT 650</text:span><text:span text:style-name="T4">: </text:span><text:span text:style-name="T5">Advanced Data Analytics</text:span></text:p>
      <text:p text:style-name="P5"/>
      <text:p text:style-name="P8"><text:span text:style-name="T3">Module</text:span><text:span text:style-name="Emphasis"><text:span text:style-name="T6"> </text:span></text:span><text:span text:style-name="Emphasis"><text:span text:style-name="T10">Four</text:span></text:span><text:span text:style-name="Emphasis"><text:span text:style-name="T9"> - </text:span></text:span><text:span text:style-name="Strong_20_Emphasis"><text:span text:style-name="T7">Data Understanding</text:span></text:span></text:p>
      <text:p text:style-name="P8"><text:span text:style-name="Strong_20_Emphasis"><text:span text:style-name="T7">Analysis vs. Analytics</text:span></text:span></text:p>
      <text:p text:style-name="P4"><text:span text:style-name="Emphasis"><text:span text:style-name="T2"/></text:span></text:p>
      <text:p text:style-name="P2"><text:span text:style-name="T13">6</text:span><text:span text:style-name="T12">/</text:span><text:span text:style-name="T14">2</text:span><text:span text:style-name="T15">7</text:span><text:span text:style-name="T12">/</text:span><text:span text:style-name="T13">20</text:span><text:span text:style-name="T11">22</text:span></text:p>
      <text:p text:style-name="P1"/>
      <text:p text:style-name="P1">Learning Object<text:span text:style-name="T1">i</text:span>ves</text:p>
      <text:p text:style-name="P6"/>
      <text:list xml:id="list1016042879" text:style-name="L1">
        <text:list-item>
          <text:p text:style-name="P9">Summarize the relationship between historical analysis and data-driven analytics</text:p>
        </text:list-item>
        <text:list-item>
          <text:p text:style-name="P9">Discriminate between available versus unavailable data</text:p>
        </text:list-item>
      </text:list>
      <text:p text:style-name="P6"/>
      <text:p text:style-name="P7">Module Overview</text:p>
      <text:p text:style-name="P7"/>
      <text:section text:style-name="Sect1" text:name="d2l_read_element_1">
        <text:section text:style-name="Sect1" text:name="Section1">
          <text:section text:style-name="Sect1" text:name="Section2">
            <text:section text:style-name="Sect1" text:name="Section3">
              <text:section text:style-name="Sect1" text:name="Section4">
                <text:p text:style-name="Text_20_body">Prior to the growth in use and application of analytics, human analysis was the preferred approach for employees to analyze problems and provide recommendations. Often, these employees combined various reports with intuition. With large problems, a large number of analysts would contribute to a particular problem. With the growth of analytics, analytical models can now be applied to these data elements to augment and sometimes replace the analysis. In this module, we will reflect on analysis and analytics.</text:p>
                <text:p text:style-name="Text_20_body">Prior to the use of advanced data analytics, the common business analyst would attempt to use various means to meet organizational goals. With the growth of formalized processes, such as CRISP-DM, we have shifted this approach to use data, rather than experience and intuition, to drive decisions. However, this experience and intuition is often useful when executing advanced analytics projects. To connect to the CRISP-DM process and the data understanding phase, four activities often occur—initial data collection reports, data descriptions reports, data exploration reports, and data quality reports. In this module, we will explore and evaluate the relationship between the traditional analysis method and how advanced analytics and data-driven insights evolve how data is utilized within an organization.</text:p>
                <text:p text:style-name="Text_20_body">It is often said that three skills are required to conduct advanced analytics—data management, business knowledge, and statistics skills. Often, business knowledge is required to understand the relationships between the data, data quality expectations, missing data, and other pertinent data sets. In this module, we will describe the characteristics of the data used in the final project.</text:p>
                <text:p text:style-name="Text_20_body">The CRISP-DM processes allow us to formalize an approach to enable data-driven insights. As discussed in previous modules and applied through our use cases, each organization has objectives to achieve and advanced analytics is an often-used technique. For our use cases, we have a sample data set available for our use. Assuming we were employed with the organization that our use case is being applied to, we would likely have access to many other data sources. These data sources could be structured or unstructured data. In this module, we will explore the data available to us, the data unavailable, and what data would make modeling more effective.</text:p>
              </text:section>
            </text:section>
          </text:section>
        </text:section>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2-06-27T12:36:06.494410921</dc:date>
    <meta:editing-duration>P2DT7H23M9S</meta:editing-duration>
    <meta:editing-cycles>45</meta:editing-cycles>
    <meta:generator>LibreOffice/6.4.7.2$Linux_X86_64 LibreOffice_project/40$Build-2</meta:generator>
    <meta:document-statistic meta:table-count="0" meta:image-count="0" meta:object-count="0" meta:page-count="1" meta:paragraph-count="12" meta:word-count="397" meta:character-count="2631" meta:non-whitespace-character-count="2250"/>
  </office:meta>
</office:document-meta>
</file>